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5400000131DBA995B6.svm" manifest:media-type=""/>
  <manifest:file-entry manifest:full-path="Pictures/20000001000001CD00000129C4F4D402.svm" manifest:media-type=""/>
  <manifest:file-entry manifest:full-path="Pictures/20000001000002370000012D22578203.svm" manifest:media-type=""/>
  <manifest:file-entry manifest:full-path="Pictures/20000001000001640000012D60A1FB1C.svm" manifest:media-type=""/>
  <manifest:file-entry manifest:full-path="Pictures/20000001000002370000012D144F8543.svm" manifest:media-type=""/>
  <manifest:file-entry manifest:full-path="Pictures/200000010000026E0000012D2B1C45BB.svm" manifest:media-type=""/>
  <manifest:file-entry manifest:full-path="Pictures/2000000100000754000001311BB63860.svm" manifest:media-type=""/>
  <manifest:file-entry manifest:full-path="Pictures/20000001000001B4000000F6CFC272BE.svm" manifest:media-type=""/>
  <manifest:file-entry manifest:full-path="Pictures/20000001000003F600000142F9872519.svm" manifest:media-type=""/>
  <manifest:file-entry manifest:full-path="Pictures/10000000000000200000002000309F1C.png" manifest:media-type="image/png"/>
  <manifest:file-entry manifest:full-path="Pictures/200000010000016400000129B6113C1E.svm" manifest:media-type=""/>
  <manifest:file-entry manifest:full-path="Pictures/20000001000002F1000000FA15046E9B.svm" manifest:media-type=""/>
  <manifest:file-entry manifest:full-path="Pictures/2000000100000327000000FE6AAAAE7B.svm" manifest:media-type=""/>
  <manifest:file-entry manifest:full-path="Pictures/20000002000000CC00000155A986706E.eps" manifest:media-type=""/>
  <manifest:file-entry manifest:full-path="Pictures/20000001000001CD0000012DBE74C9DE.svm" manifest:media-type=""/>
  <manifest:file-entry manifest:full-path="Pictures/200000010000017000000129D9D0866D.svm" manifest:media-type=""/>
  <manifest:file-entry manifest:full-path="Pictures/2000000100000389000000FA8811E029.svm" manifest:media-type=""/>
  <manifest:file-entry manifest:full-path="Pictures/200000010000040700000107B059E8CF.svm" manifest:media-type=""/>
  <manifest:file-entry manifest:full-path="Pictures/2000000100000A430000051A8431223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9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0.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R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+{} 0.3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CE}=\SI{0.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latex§\begin{align*}&#10;V_{CE}&amp;=V_{BE}-V_D\\&#10;&amp;=0.7-0.3\\&#10;&amp;=\SI{0.4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C}=\SI{9.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43cm" svg:height="4.063cm" svg:x="7.481cm" svg:y="0.674cm">
          <draw:image xlink:href="Pictures/20000002000000CC00000155A986706E.eps" xlink:type="simple" xlink:show="embed" xlink:actuate="onLoad">
            <text:p/>
          </draw:image>
        </draw:frame>
        <draw:frame draw:style-name="gr2" draw:text-style-name="P1" draw:layer="layout" svg:width="0.552cm" svg:height="0.36cm" svg:x="9.896cm" svg:y="1.338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6.867cm" svg:y="2.895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745cm" svg:height="0.36cm" svg:x="6.666cm" svg:y="3.936cm">
          <draw:image xlink:href="Pictures/200000010000026E0000012D2B1C45BB.svm" xlink:type="simple" xlink:show="embed" xlink:actuate="onLoad">
            <text:p/>
          </draw:image>
        </draw:frame>
        <draw:frame draw:style-name="gr5" draw:text-style-name="P1" draw:layer="layout" svg:width="0.902cm" svg:height="0.299cm" svg:x="7.886cm" svg:y="3.966cm">
          <draw:image xlink:href="Pictures/20000001000002F1000000FA15046E9B.svm" xlink:type="simple" xlink:show="embed" xlink:actuate="onLoad">
            <text:p/>
          </draw:image>
        </draw:frame>
        <draw:frame draw:style-name="gr6" draw:text-style-name="P1" draw:layer="layout" svg:width="0.967cm" svg:height="0.304cm" svg:x="6.497cm" svg:y="3.349cm">
          <draw:image xlink:href="Pictures/2000000100000327000000FE6AAAAE7B.svm" xlink:type="simple" xlink:show="embed" xlink:actuate="onLoad">
            <text:p/>
          </draw:image>
        </draw:frame>
        <draw:frame draw:style-name="gr7" draw:text-style-name="P1" draw:layer="layout" svg:width="1.085cm" svg:height="0.299cm" svg:x="9.931cm" svg:y="1.762cm">
          <draw:image xlink:href="Pictures/2000000100000389000000FA8811E029.svm" xlink:type="simple" xlink:show="embed" xlink:actuate="onLoad">
            <text:p/>
          </draw:image>
        </draw:frame>
        <draw:frame draw:style-name="gr8" draw:text-style-name="P1" draw:layer="layout" svg:width="0.522cm" svg:height="0.294cm" svg:x="8.948cm" svg:y="3.273cm">
          <draw:image xlink:href="Pictures/20000001000001B4000000F6CFC272BE.svm" xlink:type="simple" xlink:show="embed" xlink:actuate="onLoad">
            <text:p/>
          </draw:image>
        </draw:frame>
        <draw:frame draw:style-name="gr9" draw:layer="layout" svg:width="0.748cm" svg:height="0.725cm" svg:x="8.761cm" svg:y="2.711cm">
          <draw:text-box>
            <text:p>+</text:p>
          </draw:text-box>
        </draw:frame>
        <draw:frame draw:style-name="gr9" draw:layer="layout" svg:width="0.642cm" svg:height="0.725cm" svg:x="9.191cm" svg:y="3.339cm">
          <draw:text-box>
            <text:p>-</text:p>
          </draw:text-box>
        </draw:frame>
        <draw:frame draw:style-name="gr10" draw:text-style-name="P1" draw:layer="layout" svg:width="0.44cm" svg:height="0.355cm" svg:x="8.733cm" svg:y="2.291cm">
          <draw:image xlink:href="Pictures/200000010000017000000129D9D0866D.svm" xlink:type="simple" xlink:show="embed" xlink:actuate="onLoad">
            <text:p/>
          </draw:image>
        </draw:frame>
        <draw:line draw:style-name="gr11" draw:text-style-name="P1" draw:layer="layout" svg:x1="9.106cm" svg:y1="2.357cm" svg:x2="9.477cm" svg:y2="2.357cm">
          <text:p/>
        </draw:line>
        <draw:line draw:style-name="gr11" draw:text-style-name="P1" draw:layer="layout" svg:x1="8.179cm" svg:y1="3.077cm" svg:x2="8.55cm" svg:y2="3.077cm">
          <text:p/>
        </draw:line>
        <draw:frame draw:style-name="gr12" draw:text-style-name="P1" draw:layer="layout" svg:width="0.426cm" svg:height="0.355cm" svg:x="8.183cm" svg:y="3.149cm">
          <draw:image xlink:href="Pictures/200000010000016400000129B6113C1E.svm" xlink:type="simple" xlink:show="embed" xlink:actuate="onLoad">
            <text:p/>
          </draw:image>
        </draw:frame>
        <draw:line draw:style-name="gr11" draw:text-style-name="P1" draw:layer="layout" svg:x1="10.928cm" svg:y1="1.054cm" svg:x2="10.928cm" svg:y2="1.425cm">
          <text:p/>
        </draw:line>
        <draw:frame draw:style-name="gr13" draw:text-style-name="P1" draw:layer="layout" svg:width="0.679cm" svg:height="0.36cm" svg:x="11.062cm" svg:y="1.047cm">
          <draw:image xlink:href="Pictures/20000001000002370000012D144F8543.svm" xlink:type="simple" xlink:show="embed" xlink:actuate="onLoad">
            <text:p/>
          </draw:image>
        </draw:frame>
        <draw:line draw:style-name="gr11" draw:text-style-name="P1" draw:layer="layout" svg:x1="9.895cm" svg:y1="2.309cm" svg:x2="9.895cm" svg:y2="2.68cm">
          <text:p/>
        </draw:line>
        <draw:frame draw:style-name="gr14" draw:text-style-name="P1" draw:layer="layout" svg:width="0.426cm" svg:height="0.36cm" svg:x="9.994cm" svg:y="2.347cm">
          <draw:image xlink:href="Pictures/20000001000001640000012D60A1FB1C.svm" xlink:type="simple" xlink:show="embed" xlink:actuate="onLoad">
            <text:p/>
          </draw:image>
        </draw:frame>
        <draw:line draw:style-name="gr11" draw:text-style-name="P1" draw:layer="layout" svg:x1="6.299cm" svg:y1="3.906cm" svg:x2="6.299cm" svg:y2="3.535cm">
          <text:p/>
        </draw:line>
        <draw:frame draw:style-name="gr15" draw:text-style-name="P1" draw:layer="layout" svg:width="0.679cm" svg:height="0.36cm" svg:x="5.515cm" svg:y="3.541cm">
          <draw:image xlink:href="Pictures/20000001000002370000012D22578203.svm" xlink:type="simple" xlink:show="embed" xlink:actuate="onLoad">
            <text:p/>
          </draw:image>
        </draw:frame>
        <draw:frame draw:style-name="gr16" draw:text-style-name="P1" draw:layer="layout" svg:width="1.236cm" svg:height="0.314cm" svg:x="7.883cm" svg:y="1.557cm">
          <draw:image xlink:href="Pictures/200000010000040700000107B059E8CF.svm" xlink:type="simple" xlink:show="embed" xlink:actuate="onLoad">
            <text:p/>
          </draw:image>
        </draw:frame>
        <draw:frame draw:style-name="gr17" draw:text-style-name="P1" draw:layer="layout" svg:width="2.25cm" svg:height="0.365cm" svg:x="10.243cm" svg:y="2.773cm">
          <draw:image xlink:href="Pictures/200000010000075400000131DBA995B6.svm" xlink:type="simple" xlink:show="embed" xlink:actuate="onLoad">
            <text:p/>
          </draw:image>
        </draw:frame>
        <draw:frame draw:style-name="gr18" draw:text-style-name="P1" draw:layer="layout" svg:width="3.151cm" svg:height="1.566cm" svg:x="0.507cm" svg:y="0.466cm">
          <draw:image xlink:href="Pictures/2000000100000A430000051A84312238.svm" xlink:type="simple" xlink:show="embed" xlink:actuate="onLoad">
            <text:p/>
          </draw:image>
        </draw:frame>
        <draw:frame draw:style-name="gr9" draw:text-style-name="P2" draw:layer="layout" svg:width="3.969cm" svg:height="1.571cm" svg:x="0.333cm" svg:y="2.535cm">
          <draw:text-box>
            <text:p text:style-name="P2">شاٹکی ٹرانزسٹر کبھی </text:p>
            <text:p text:style-name="P2">بھی غیر افزائندہ نہیں ہوتا</text:p>
          </draw:text-box>
        </draw:frame>
        <draw:frame draw:style-name="gr19" draw:text-style-name="P1" draw:layer="layout" svg:width="2.25cm" svg:height="0.365cm" svg:x="8.874cm" svg:y="0.336cm">
          <draw:image xlink:href="Pictures/2000000100000754000001311BB63860.svm" xlink:type="simple" xlink:show="embed" xlink:actuate="onLoad">
            <text:p/>
          </draw:image>
        </draw:frame>
        <draw:frame draw:style-name="gr20" draw:text-style-name="P1" draw:layer="layout" svg:width="1.216cm" svg:height="0.385cm" svg:x="10.985cm" svg:y="4.081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1T17:43:46</meta:creation-date>
    <meta:editing-duration>PT55M47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22T10:07:28</dc:date>
    <dc:creator>kkk </dc:creator>
    <meta:document-statistic meta:object-count="26"/>
    <meta:template xlink:type="simple" xlink:actuate="onRequest" xlink:title="kkkFigures" xlink:href="../../../../../.libreoffice/3/user/template/kkkFigures.otg" meta:date="2014-07-21T17:43:45"/>
  </office:meta>
</office:document-meta>
</file>